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color="#ffffff" draw:fill="none" draw:textarea-vertical-align="middle"/>
    </style:style>
    <style:style style:name="gr5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35cm"/>
    </style:style>
    <style:style style:name="gr7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0.253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/>
      <style:text-properties style:use-window-font-color="true" fo:font-family="Arial" style:font-family-generic="swiss" style:font-pitch="variable" fo:font-size="9pt" style:font-family-asian="Consolas" style:font-family-generic-asian="swiss" style:font-pitch-asian="fixed" style:font-size-asian="9pt" style:font-family-complex="Consolas" style:font-family-generic-complex="swiss" style:font-pitch-complex="fixed" style:font-size-complex="5.09999990463257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use-window-font-color="true" style:text-outline="false" style:text-line-through-style="none" fo:font-family="Arial" style:font-family-generic="swiss" style:font-pitch="variable" fo:font-size="9pt" fo:font-style="normal" fo:text-shadow="none" style:text-underline-style="none" fo:font-weight="normal" style:letter-kerning="true" style:font-family-asian="Consolas" style:font-family-generic-asian="swiss" style:font-pitch-asian="fixed" style:font-size-asian="9pt" style:font-style-asian="normal" style:font-weight-asian="normal" style:font-family-complex="Consolas" style:font-family-generic-complex="swiss" style:font-pitch-complex="fixed" style:font-size-complex="5.09999990463257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2cm" svg:x="8cm" svg:y="6cm">
          <text:p text:style-name="P1"><text:span text:style-name="T1">IncludingOperation</text:span></text:p>
          <text:p text:style-name="P1"><text:span text:style-name="T1">evaluate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2cm" svg:x="14cm" svg:y="6cm">
          <text:p text:style-name="P2"><text:span text:style-name="T1">ab : Set(T)</text:span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cm" svg:x="3cm" svg:y="6cm">
          <text:p text:style-name="P1"><text:span text:style-name="T1">a : Set(T)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cm" svg:x="8.5cm" svg:y="2cm">
          <text:p text:style-name="P1"><text:span text:style-name="T1">b : T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2cm" svg:x="19cm" svg:y="6cm">
          <text:p text:style-name="P1"><text:span text:style-name="T1">IncludingOperation</text:span></text:p>
          <text:p text:style-name="P1"><text:span text:style-name="T1">evaluate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2cm" svg:x="25cm" svg:y="6cm">
          <text:p text:style-name="P1"><text:span text:style-name="T1">abc : Set(T)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cm" svg:x="19.5cm" svg:y="2cm">
          <text:p text:style-name="P1"><text:span text:style-name="T1">c : T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cm" svg:y1="7cm" svg:x2="8cm" svg:y2="7cm">
          <text:p/>
        </draw:line>
        <draw:line draw:style-name="gr2" draw:text-style-name="P2" draw:layer="layout" svg:x1="12cm" svg:y1="7cm" svg:x2="14cm" svg:y2="7cm">
          <text:p/>
        </draw:line>
        <draw:line draw:style-name="gr2" draw:text-style-name="P2" draw:layer="layout" svg:x1="17cm" svg:y1="7cm" svg:x2="19cm" svg:y2="7cm">
          <text:p/>
        </draw:line>
        <draw:line draw:style-name="gr2" draw:text-style-name="P2" draw:layer="layout" svg:x1="23cm" svg:y1="7cm" svg:x2="25cm" svg:y2="7cm">
          <text:p/>
        </draw:line>
        <draw:line draw:style-name="gr2" draw:text-style-name="P2" draw:layer="layout" svg:x1="10cm" svg:y1="4cm" svg:x2="10cm" svg:y2="6cm">
          <text:p/>
        </draw:line>
        <draw:line draw:style-name="gr2" draw:text-style-name="P2" draw:layer="layout" svg:x1="21cm" svg:y1="4cm" svg:x2="21cm" svg:y2="6cm">
          <text:p/>
        </draw:line>
        <draw:custom-shape draw:style-name="gr3" draw:text-style-name="P1" draw:layer="layout" svg:width="2cm" svg:height="0.5cm" svg:x="9cm" svg:y="3.2cm">
          <text:p text:style-name="P1"><text:span text:style-name="T1">cach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0.5cm" svg:x="20cm" svg:y="3.2cm">
          <text:p text:style-name="P1"><text:span text:style-name="T1">cache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7cm" svg:x2="3cm" svg:y2="7cm">
          <text:p/>
        </draw:line>
        <draw:line draw:style-name="gr2" draw:text-style-name="P2" draw:layer="layout" svg:x1="28cm" svg:y1="7cm" svg:x2="30cm" svg:y2="7cm">
          <text:p/>
        </draw:line>
        <draw:custom-shape draw:style-name="gr3" draw:text-style-name="P1" draw:layer="layout" svg:width="2cm" svg:height="0.5cm" svg:x="3.5cm" svg:y="7.2cm">
          <text:p text:style-name="P1"><text:span text:style-name="T1">cach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0.5cm" svg:x="9cm" svg:y="3.2cm">
          <text:p text:style-name="P1"><text:span text:style-name="T1">cach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0.5cm" svg:x="14.5cm" svg:y="7.2cm">
          <text:p text:style-name="P1"><text:span text:style-name="T1">cach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0.5cm" svg:x="14.5cm" svg:y="7.2cm">
          <text:p text:style-name="P1"><text:span text:style-name="T1">cach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0.5cm" svg:x="25.5cm" svg:y="7.2cm">
          <text:p text:style-name="P1"><text:span text:style-name="T1">cach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0.5cm" svg:x="25.5cm" svg:y="7.2cm">
          <text:p text:style-name="P1"><text:span text:style-name="T1">cache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30.5cm" svg:y1="2cm" svg:x2="30.5cm" svg:y2="9cm">
          <text:p/>
        </draw:line>
      </draw:page>
      <draw:page draw:name="page2" draw:style-name="dp1" draw:master-page-name="Default">
        <draw:custom-shape draw:style-name="gr1" draw:text-style-name="P1" draw:layer="layout" svg:width="3cm" svg:height="2cm" svg:x="14cm" svg:y="6cm">
          <text:p text:style-name="P1"><text:span text:style-name="T1">ab : Set(T)</text:span></text:p>
          <text:p text:style-name="P1"><text:span text:style-name="T1">next()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cm" svg:x="3cm" svg:y="6cm">
          <text:p text:style-name="P1"><text:span text:style-name="T1">a : Set(T)</text:span></text:p>
          <text:p text:style-name="P1"><text:span text:style-name="T1">next()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cm" svg:x="8.5cm" svg:y="2cm">
          <text:p text:style-name="P1"><text:span text:style-name="T1">b : T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cm" svg:x="25cm" svg:y="6cm">
          <text:p text:style-name="P1"><text:span text:style-name="T1">abc : Set(T)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cm" svg:x="19.5cm" svg:y="2cm">
          <text:p text:style-name="P1"><text:span text:style-name="T1">c : T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6cm" svg:y1="7cm" svg:x2="8cm" svg:y2="7cm">
          <text:p/>
        </draw:line>
        <draw:line draw:style-name="gr5" draw:text-style-name="P2" draw:layer="layout" svg:x1="12cm" svg:y1="7cm" svg:x2="14cm" svg:y2="7cm">
          <text:p/>
        </draw:line>
        <draw:line draw:style-name="gr5" draw:text-style-name="P2" draw:layer="layout" svg:x1="17cm" svg:y1="7cm" svg:x2="19cm" svg:y2="7cm">
          <text:p/>
        </draw:line>
        <draw:line draw:style-name="gr5" draw:text-style-name="P2" draw:layer="layout" svg:x1="23cm" svg:y1="7cm" svg:x2="25cm" svg:y2="7cm">
          <text:p/>
        </draw:line>
        <draw:line draw:style-name="gr2" draw:text-style-name="P2" draw:layer="layout" svg:x1="10cm" svg:y1="4cm" svg:x2="10cm" svg:y2="6cm">
          <text:p/>
        </draw:line>
        <draw:line draw:style-name="gr2" draw:text-style-name="P2" draw:layer="layout" svg:x1="21cm" svg:y1="4cm" svg:x2="21cm" svg:y2="6cm">
          <text:p/>
        </draw:line>
        <draw:frame draw:style-name="gr6" draw:text-style-name="P3" draw:layer="layout" svg:width="1.5cm" svg:height="0.603cm" svg:x="6.2cm" svg:y="6.197cm">
          <draw:text-box>
            <text:p text:style-name="P3"><text:span text:style-name="T2">«lazy»</text:span></text:p>
          </draw:text-box>
        </draw:frame>
        <draw:frame draw:style-name="gr6" draw:text-style-name="P3" draw:layer="layout" svg:width="1.5cm" svg:height="0.603cm" svg:x="12.2cm" svg:y="6.197cm">
          <draw:text-box>
            <text:p text:style-name="P3"><text:span text:style-name="T2">«lazy»</text:span></text:p>
          </draw:text-box>
        </draw:frame>
        <draw:frame draw:style-name="gr6" draw:text-style-name="P3" draw:layer="layout" svg:width="1.5cm" svg:height="0.603cm" svg:x="17.3cm" svg:y="6.197cm">
          <draw:text-box>
            <text:p text:style-name="P3"><text:span text:style-name="T2">«lazy»</text:span></text:p>
          </draw:text-box>
        </draw:frame>
        <draw:frame draw:style-name="gr6" draw:text-style-name="P3" draw:layer="layout" svg:width="1.5cm" svg:height="0.603cm" svg:x="23.3cm" svg:y="6.197cm">
          <draw:text-box>
            <text:p text:style-name="P3"><text:span text:style-name="T2">«lazy»</text:span></text:p>
          </draw:text-box>
        </draw:frame>
        <draw:custom-shape draw:style-name="gr3" draw:text-style-name="P1" draw:layer="layout" svg:width="2cm" svg:height="0.5cm" svg:x="3.6cm" svg:y="7.3cm">
          <text:p text:style-name="P1"><text:span text:style-name="T1">cache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3.3cm" svg:y1="7.1cm" svg:x2="5.8cm" svg:y2="7.9cm">
          <text:p/>
        </draw:line>
        <draw:line draw:style-name="gr7" draw:text-style-name="P2" draw:layer="layout" svg:x1="3.3cm" svg:y1="7.9cm" svg:x2="5.8cm" svg:y2="7.1cm">
          <text:p/>
        </draw:line>
        <draw:custom-shape draw:style-name="gr3" draw:text-style-name="P1" draw:layer="layout" svg:width="2cm" svg:height="0.5cm" svg:x="14.6cm" svg:y="7.3cm">
          <text:p text:style-name="P1"><text:span text:style-name="T1">cache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4.3cm" svg:y1="7.1cm" svg:x2="16.8cm" svg:y2="7.9cm">
          <text:p/>
        </draw:line>
        <draw:line draw:style-name="gr7" draw:text-style-name="P2" draw:layer="layout" svg:x1="14.3cm" svg:y1="7.9cm" svg:x2="16.8cm" svg:y2="7.1cm">
          <text:p/>
        </draw:line>
        <draw:custom-shape draw:style-name="gr3" draw:text-style-name="P1" draw:layer="layout" svg:width="2cm" svg:height="0.5cm" svg:x="25.6cm" svg:y="7.2cm">
          <text:p text:style-name="P1"><text:span text:style-name="T1">cache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25.3cm" svg:y1="7cm" svg:x2="27.8cm" svg:y2="7.8cm">
          <text:p/>
        </draw:line>
        <draw:line draw:style-name="gr7" draw:text-style-name="P2" draw:layer="layout" svg:x1="25.3cm" svg:y1="7.8cm" svg:x2="27.8cm" svg:y2="7cm">
          <text:p/>
        </draw:line>
        <draw:custom-shape draw:style-name="gr3" draw:text-style-name="P1" draw:layer="layout" svg:width="2cm" svg:height="0.5cm" svg:x="9cm" svg:y="3.2cm">
          <text:p text:style-name="P1"><text:span text:style-name="T1">cach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0.5cm" svg:x="20cm" svg:y="3.2cm">
          <text:p text:style-name="P1"><text:span text:style-name="T1">cache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cm" svg:y1="7cm" svg:x2="3cm" svg:y2="7cm">
          <text:p/>
        </draw:line>
        <draw:frame draw:style-name="gr6" draw:text-style-name="P3" draw:layer="layout" svg:width="1.5cm" svg:height="0.603cm" svg:x="1.2cm" svg:y="6.197cm">
          <draw:text-box>
            <text:p text:style-name="P3"><text:span text:style-name="T2">«lazy»</text:span></text:p>
          </draw:text-box>
        </draw:frame>
        <draw:line draw:style-name="gr5" draw:text-style-name="P2" draw:layer="layout" svg:x1="28cm" svg:y1="7cm" svg:x2="30cm" svg:y2="7cm">
          <text:p/>
        </draw:line>
        <draw:frame draw:style-name="gr6" draw:text-style-name="P3" draw:layer="layout" svg:width="1.5cm" svg:height="0.603cm" svg:x="28.2cm" svg:y="6.197cm">
          <draw:text-box>
            <text:p text:style-name="P3"><text:span text:style-name="T2">«lazy»</text:span></text:p>
          </draw:text-box>
        </draw:frame>
        <draw:custom-shape draw:style-name="gr1" draw:text-style-name="P2" draw:layer="layout" svg:width="4cm" svg:height="2cm" svg:x="8cm" svg:y="6cm">
          <text:p text:style-name="P1"><text:span text:style-name="T1">IncludingIterator</text:span></text:p>
          <text:p text:style-name="P1"><text:span text:style-name="T1">next()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0.5cm" svg:x="9.1cm" svg:y="7.2cm">
          <text:p text:style-name="P1"><text:span text:style-name="T1">curr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2cm" svg:x="19cm" svg:y="6cm">
          <text:p text:style-name="P1"><text:span text:style-name="T1">IncludingIterator</text:span></text:p>
          <text:p text:style-name="P1"><text:span text:style-name="T1">next()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0.5cm" svg:x="20.1cm" svg:y="7.2cm">
          <text:p text:style-name="P1"><text:span text:style-name="T1">current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30.5cm" svg:y1="2cm" svg:x2="30.5cm" svg:y2="9cm">
          <text:p/>
        </draw:line>
      </draw:page>
      <draw:page draw:name="page3" draw:style-name="dp1" draw:master-page-name="Default">
        <draw:custom-shape draw:style-name="gr1" draw:text-style-name="P1" draw:layer="layout" svg:width="3cm" svg:height="2cm" svg:x="14cm" svg:y="6cm">
          <text:p text:style-name="P1"><text:span text:style-name="T1">ab : Set(T)</text:span></text:p>
          <text:p text:style-name="P1"><text:span text:style-name="T1">next()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cm" svg:x="3cm" svg:y="6.5cm">
          <text:p text:style-name="P1"><text:span text:style-name="T1">a : Set(T)</text:span></text:p>
          <text:p text:style-name="P1"><text:span text:style-name="T1">next()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cm" svg:x="8.5cm" svg:y="2cm">
          <text:p text:style-name="P1"><text:span text:style-name="T1">b : T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cm" svg:x="25cm" svg:y="6cm">
          <text:p text:style-name="P1"><text:span text:style-name="T1">abc : Set(T)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cm" svg:x="19.5cm" svg:y="2cm">
          <text:p text:style-name="P1"><text:span text:style-name="T1">c : T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6cm" svg:y1="7cm" svg:x2="8cm" svg:y2="7cm">
          <text:p/>
        </draw:line>
        <draw:line draw:style-name="gr5" draw:text-style-name="P2" draw:layer="layout" svg:x1="12cm" svg:y1="7cm" svg:x2="14cm" svg:y2="7cm">
          <text:p/>
        </draw:line>
        <draw:line draw:style-name="gr5" draw:text-style-name="P2" draw:layer="layout" svg:x1="17cm" svg:y1="7cm" svg:x2="19cm" svg:y2="7cm">
          <text:p/>
        </draw:line>
        <draw:line draw:style-name="gr5" draw:text-style-name="P2" draw:layer="layout" svg:x1="23cm" svg:y1="7cm" svg:x2="25cm" svg:y2="7cm">
          <text:p/>
        </draw:line>
        <draw:line draw:style-name="gr2" draw:text-style-name="P2" draw:layer="layout" svg:x1="10cm" svg:y1="4cm" svg:x2="10cm" svg:y2="6cm">
          <text:p/>
        </draw:line>
        <draw:line draw:style-name="gr2" draw:text-style-name="P2" draw:layer="layout" svg:x1="21cm" svg:y1="4cm" svg:x2="21cm" svg:y2="6cm">
          <text:p/>
        </draw:line>
        <draw:frame draw:style-name="gr6" draw:text-style-name="P3" draw:layer="layout" svg:width="1.5cm" svg:height="0.603cm" svg:x="6.2cm" svg:y="6.197cm">
          <draw:text-box>
            <text:p text:style-name="P3"><text:span text:style-name="T2">«lazy»</text:span></text:p>
          </draw:text-box>
        </draw:frame>
        <draw:frame draw:style-name="gr6" draw:text-style-name="P3" draw:layer="layout" svg:width="1.5cm" svg:height="0.603cm" svg:x="12.2cm" svg:y="6.197cm">
          <draw:text-box>
            <text:p text:style-name="P3"><text:span text:style-name="T2">«lazy»</text:span></text:p>
          </draw:text-box>
        </draw:frame>
        <draw:frame draw:style-name="gr6" draw:text-style-name="P3" draw:layer="layout" svg:width="1.5cm" svg:height="0.603cm" svg:x="17.3cm" svg:y="6.197cm">
          <draw:text-box>
            <text:p text:style-name="P3"><text:span text:style-name="T2">«lazy»</text:span></text:p>
          </draw:text-box>
        </draw:frame>
        <draw:frame draw:style-name="gr6" draw:text-style-name="P3" draw:layer="layout" svg:width="1.5cm" svg:height="0.603cm" svg:x="23.3cm" svg:y="6.197cm">
          <draw:text-box>
            <text:p text:style-name="P3"><text:span text:style-name="T2">«lazy»</text:span></text:p>
          </draw:text-box>
        </draw:frame>
        <draw:custom-shape draw:style-name="gr3" draw:text-style-name="P1" draw:layer="layout" svg:width="2cm" svg:height="0.5cm" svg:x="3.6cm" svg:y="7.8cm">
          <text:p text:style-name="P1"><text:span text:style-name="T1">cach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0.5cm" svg:x="14.6cm" svg:y="7.3cm">
          <text:p text:style-name="P1"><text:span text:style-name="T1">cache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4.3cm" svg:y1="7.1cm" svg:x2="16.8cm" svg:y2="7.9cm">
          <text:p/>
        </draw:line>
        <draw:line draw:style-name="gr7" draw:text-style-name="P2" draw:layer="layout" svg:x1="14.3cm" svg:y1="7.9cm" svg:x2="16.8cm" svg:y2="7.1cm">
          <text:p/>
        </draw:line>
        <draw:custom-shape draw:style-name="gr3" draw:text-style-name="P1" draw:layer="layout" svg:width="2cm" svg:height="0.5cm" svg:x="25.6cm" svg:y="7.2cm">
          <text:p text:style-name="P1"><text:span text:style-name="T1">cach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0.5cm" svg:x="9cm" svg:y="3.2cm">
          <text:p text:style-name="P1"><text:span text:style-name="T1">cach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0.5cm" svg:x="20cm" svg:y="3.2cm">
          <text:p text:style-name="P1"><text:span text:style-name="T1">cache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cm" svg:y1="7.5cm" svg:x2="3cm" svg:y2="7.5cm">
          <text:p/>
        </draw:line>
        <draw:frame draw:style-name="gr6" draw:text-style-name="P3" draw:layer="layout" svg:width="1.5cm" svg:height="0.603cm" svg:x="1.2cm" svg:y="6.697cm">
          <draw:text-box>
            <text:p text:style-name="P3"><text:span text:style-name="T2">«lazy»</text:span></text:p>
          </draw:text-box>
        </draw:frame>
        <draw:line draw:style-name="gr5" draw:text-style-name="P2" draw:layer="layout" svg:x1="28cm" svg:y1="6.103cm" svg:x2="30cm" svg:y2="6.103cm">
          <text:p/>
        </draw:line>
        <draw:frame draw:style-name="gr6" draw:text-style-name="P3" draw:layer="layout" svg:width="1.5cm" svg:height="0.603cm" svg:x="28.2cm" svg:y="5.497cm">
          <draw:text-box>
            <text:p text:style-name="P3"><text:span text:style-name="T2">«lazy»</text:span></text:p>
          </draw:text-box>
        </draw:frame>
        <draw:custom-shape draw:style-name="gr1" draw:text-style-name="P1" draw:layer="layout" svg:width="4cm" svg:height="2cm" svg:x="8cm" svg:y="6cm">
          <text:p text:style-name="P1"><text:span text:style-name="T1">IncludingIterator</text:span></text:p>
          <text:p text:style-name="P1"><text:span text:style-name="T1">next()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0.5cm" svg:x="9.1cm" svg:y="7.2cm">
          <text:p text:style-name="P1"><text:span text:style-name="T1">curr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2cm" svg:x="19cm" svg:y="6cm">
          <text:p text:style-name="P1"><text:span text:style-name="T1">IncludingIterator</text:span></text:p>
          <text:p text:style-name="P1"><text:span text:style-name="T1">next()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0.5cm" svg:x="20.1cm" svg:y="7.2cm">
          <text:p text:style-name="P1"><text:span text:style-name="T1">current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6cm" svg:y1="8.003cm" svg:x2="8.1cm" svg:y2="9cm">
          <text:p/>
        </draw:line>
        <draw:frame draw:style-name="gr6" draw:text-style-name="P3" draw:layer="layout" svg:width="1.5cm" svg:height="0.603cm" svg:x="6.3cm" svg:y="7.697cm">
          <draw:text-box>
            <text:p text:style-name="P3"><text:span text:style-name="T2">«lazy»</text:span></text:p>
          </draw:text-box>
        </draw:frame>
        <draw:line draw:style-name="gr5" draw:text-style-name="P2" draw:layer="layout" svg:x1="28cm" svg:y1="7.803cm" svg:x2="30cm" svg:y2="7.803cm">
          <text:p/>
        </draw:line>
        <draw:frame draw:style-name="gr8" draw:text-style-name="P3" draw:layer="layout" svg:width="1.5cm" svg:height="0.603cm" svg:x="28.2cm" svg:y="7.1cm">
          <draw:text-box>
            <text:p text:style-name="P3"><text:span text:style-name="T2">«lazy»</text:span></text:p>
          </draw:text-box>
        </draw:frame>
        <draw:line draw:style-name="gr2" draw:text-style-name="P2" draw:layer="layout" svg:x1="28cm" svg:y1="6.9cm" svg:x2="30cm" svg:y2="6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2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dward Willink</meta:initial-creator>
    <meta:creation-date>2016-07-24T16:21:25.38</meta:creation-date>
    <dc:date>2017-04-27T18:41:32.31</dc:date>
    <dc:creator>Edward Willink</dc:creator>
    <meta:editing-duration>P2DT3H11M30S</meta:editing-duration>
    <meta:editing-cycles>10</meta:editing-cycles>
    <meta:generator>OpenOffice/4.1.3$Win32 OpenOffice.org_project/413m1$Build-9783</meta:generator>
    <meta:document-statistic meta:object-count="94"/>
  </office:meta>
</office:document-meta>
</file>